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language="en" fo:country="US" fo:font-style="italic" style:font-size-asian="14pt" style:font-style-asian="italic" style:font-size-complex="14pt" style:font-style-complex="italic"/>
    </style:style>
    <style:style style:name="T7"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8" style:family="text">
      <style:text-properties fo:font-size="14pt" fo:language="en" fo:country="US"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ucture of the objetcts serialized by framework Kryo </text:p>
      <text:p text:style-name="P1">Variables of primitive types:</text:p>
      <text:p text:style-name="P1"><text:span text:style-name="T5">byte</text:span><text:span text:style-name="T4">: </text:span><text:s/><text:span text:style-name="T3">byte</text:span> variable is simply represented by its value</text:p>
      <text:p text:style-name="Text_20_body"><text:span text:style-name="T5">short, int, long</text:span><text:span text:style-name="T4"> :</text:span> <text:span text:style-name="T1">each type is represented as consecutive bytes - <text:s/></text:span><text:span text:style-name="T2">short</text:span><text:span text:style-name="T1"> as two consecutive bytes, like as if the </text:span><text:span text:style-name="T2">short</text:span><text:span text:style-name="T1"> has been cut into two bytes where the most important bits are in the first byte. </text:span><text:span text:style-name="T2">int</text:span><text:span text:style-name="T1"> as four bytes and similarly, </text:span><text:span text:style-name="T2">long</text:span><text:span text:style-name="T1"> as eight bytes.</text:span></text:p>
      <text:p text:style-name="Text_20_body"><text:span text:style-name="T6">float, double</text:span><text:span text:style-name="T8">:</text:span><text:span text:style-name="T1"> float variable is at first converted to an </text:span><text:span text:style-name="T2">int</text:span><text:span text:style-name="T1"> value containing the exactly same bits as the </text:span><text:span text:style-name="T2">float</text:span><text:span text:style-name="T1"> in a IEEE 754 format. The </text:span><text:span text:style-name="T2">int</text:span><text:span text:style-name="T1"> variable is then used for serialization. d</text:span><text:span text:style-name="T2">ouble</text:span><text:span text:style-name="T1"> is similarly converted to a </text:span><text:span text:style-name="T2">long</text:span><text:span text:style-name="T1"> variable.</text:span></text:p>
      <text:p text:style-name="Text_20_body"><text:span text:style-name="T6">char</text:span><text:span text:style-name="T1">: variables of </text:span><text:span text:style-name="T2">char</text:span><text:span text:style-name="T1"> type are handled the same way as </text:span><text:span text:style-name="T2">short</text:span><text:span text:style-name="T1"> variables</text:span></text:p>
      <text:p text:style-name="Text_20_body"><text:span text:style-name="T6">boolean</text:span><text:span text:style-name="T1">: </text:span><text:span text:style-name="T2">true</text:span><text:span text:style-name="T1"> is represented the same as a </text:span><text:span text:style-name="T2">byte</text:span><text:span text:style-name="T1"> varible of value 1, </text:span><text:span text:style-name="T2">false</text:span><text:span text:style-name="T1"> coresponds to zero </text:span><text:span text:style-name="T2">byte.</text:span></text:p>
      <text:p text:style-name="P1"/>
      <text:p text:style-name="P1">The desciption of how reference types are handled follows.</text:p>
      <text:p text:style-name="Text_20_body"><text:span text:style-name="T7">String</text:span><text:span text:style-name="T1"> variables are handled in a special way. These steps are followed:</text:span></text:p>
      <text:list xml:id="list4641950363128482720" text:style-name="L1">
        <text:list-item>
          <text:p text:style-name="P4">String length (int value) is at the beginning. It is represented as a series of bytes, where each byte is of a special format: the first one has special values at the two leftmost bits – the left bit signalizes that the string is encoded in UTF8, the right signalises that another byte follows. The other six bits hold the actual data (the rightmost six bits of the int value). Next bytes are of this format: leftmost bit signalises that another byte follows, the other seven bits hold the actual data (bits 12+k*7 to 6+k*7, where k=number of byte in the sequence minus two). </text:p>
        </text:list-item>
        <text:list-item>
          <text:p text:style-name="P4">The actual String value is sent as chars, one <text:s/>by one. Each char is sent as consecutive bytes: if the char is smaller than 0x007F, just one byte is sent. If the char is greater than 0x007F but smaller than 0x07FF, the sent bytes equal (0xC0 | char &gt;&gt; 6 &amp; 0x1F) , (0x80 | char &amp; 0x3F) . Else, if the char is greater than 0x07FF, three bytes are sent: (0xE0 | char &gt;&gt; 12 &amp; 0x0F) , (0x80 | char &gt;&gt; 6 &amp; 0x3F) , (0x80 | char &amp; 0x3F) .</text:p>
        </text:list-item>
        <text:list-item>
          <text:p text:style-name="P4">If the String is known to be in ASCII format, a more efficient method is used. Each char is serialized as a byte, with the leftmost bit set to 0. The end of String is signalised as an extra byte at the end, with the value 0x80 .</text:p>
        </text:list-item>
      </text:list>
      <text:p text:style-name="P1"/>
      <text:p text:style-name="Text_20_body"><text:span text:style-name="T6">Other reference types</text:span><text:span text:style-name="T1"> are serialized in a simple manner. At first, a tree-like structure of the object fields is created, with primitive or String types in the leaves. Then, on each level of the tree, items are sorted alphabetically according to their names. Last, the tree is walked through in DFS-manner, and leaves are standardly serializ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6T18:31:00.08</meta:creation-date>
    <dc:date>2012-09-17T14:57:25.72</dc:date>
    <meta:editing-duration>PT2H54M45S</meta:editing-duration>
    <meta:editing-cycles>9</meta:editing-cycles>
    <meta:generator>OpenOffice.org/3.4$Win32 OpenOffice.org_project/340m1$Build-9590</meta:generator>
    <meta:document-statistic meta:table-count="0" meta:image-count="0" meta:object-count="0" meta:page-count="1" meta:paragraph-count="13" meta:word-count="466" meta:character-count="2509"/>
  </office:meta>
</office:document-meta>
</file>